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fo:font-weight="normal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line-height="150%"/>
      <style:text-properties fo:font-size="14pt" fo:font-weight="normal" officeooo:paragraph-rsid="00282fb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50%"/>
      <style:text-properties fo:font-size="14pt" fo:font-weight="normal" officeooo:paragraph-rsid="0029dcc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50%">
        <style:tab-stops>
          <style:tab-stop style:position="2.268cm"/>
          <style:tab-stop style:position="11.793cm"/>
        </style:tab-stops>
      </style:paragraph-properties>
      <style:text-properties fo:font-size="14pt" fo:font-weight="normal" officeooo:paragraph-rsid="002a002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/>
      <style:text-properties fo:font-size="14pt" fo:font-weight="normal" officeooo:paragraph-rsid="002b3151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paragraph-rsid="002b19e3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Times New Roman1" fo:font-size="14pt" fo:font-weight="normal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50%"/>
      <style:text-properties style:font-name="Times New Roman1" fo:font-size="14pt" fo:font-weight="normal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/>
      <style:text-properties style:font-name="Times New Roman1" fo:font-size="14pt" fo:font-weight="normal" officeooo:paragraph-rsid="001ebde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/>
      <style:text-properties style:font-name="Times New Roman1" fo:font-size="14pt" fo:font-weight="normal" officeooo:paragraph-rsid="001720a8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/>
      <style:text-properties style:font-name="Times New Roman1" fo:font-size="14pt" fo:font-weight="normal" officeooo:paragraph-rsid="002cf57a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/>
      <style:text-properties style:font-name="Times New Roman1" fo:font-size="14pt" fo:font-weight="normal" officeooo:paragraph-rsid="002ec771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/>
      <style:text-properties style:font-name="Times New Roman1" fo:font-size="14pt" fo:font-weight="normal" officeooo:paragraph-rsid="0031bf73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50%"/>
      <style:text-properties style:font-name="Times New Roman1" fo:font-size="14pt" fo:font-weight="normal" officeooo:paragraph-rsid="0032c2e6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50%"/>
      <style:text-properties style:font-name="Times New Roman1" fo:font-size="14pt" fo:font-weight="normal" officeooo:paragraph-rsid="0061c5e5" style:font-size-asian="12.25pt" style:font-weight-asian="normal" style:font-size-complex="14pt" style:font-weight-complex="normal"/>
    </style:style>
    <style:style style:name="P17" style:family="paragraph" style:parent-style-name="Standard">
      <style:text-properties style:font-name="Times New Roman1" fo:font-size="14pt" fo:font-weight="normal" officeooo:rsid="001610d6" style:font-size-asian="12.25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1" fo:font-size="14pt" fo:font-weight="normal" officeooo:rsid="001610d6" officeooo:paragraph-rsid="001610d6" style:font-size-asian="12.25pt" style:font-weight-asian="normal" style:font-size-complex="14pt" style:font-weight-complex="normal"/>
    </style:style>
    <style:style style:name="P19" style:family="paragraph" style:parent-style-name="Standard">
      <style:text-properties style:font-name="Times New Roman1" fo:font-size="14pt" fo:font-weight="normal" officeooo:paragraph-rsid="002a002d" style:font-size-asian="12.25pt" style:font-weight-asian="normal" style:font-size-complex="14pt" style:font-weight-complex="normal"/>
    </style:style>
    <style:style style:name="P20" style:family="paragraph" style:parent-style-name="Standard">
      <style:text-properties style:font-name="Times New Roman1" fo:font-size="14pt" style:text-underline-style="none" fo:font-weight="bold" officeooo:rsid="001610d6" officeooo:paragraph-rsid="001610d6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line-height="150%"/>
      <style:text-properties style:font-name="Times New Roman1" fo:font-size="14pt" style:text-underline-style="none" fo:font-weight="bold" officeooo:paragraph-rsid="0061c5e5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1c697d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32c2e6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34105c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61c5e5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627472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62fbfd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150%"/>
      <style:text-properties style:font-name="Times New Roman1" fo:font-size="14pt" style:text-underline-style="none" fo:font-weight="normal" officeooo:rsid="0016d4bb" officeooo:paragraph-rsid="0032c2e6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50%"/>
      <style:text-properties style:font-name="Times New Roman1" fo:font-size="14pt" style:text-underline-style="none" fo:font-weight="normal" officeooo:rsid="001e08c9" officeooo:paragraph-rsid="0062fbfd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150%"/>
      <style:text-properties style:font-name="Times New Roman1" fo:font-size="14pt" style:text-underline-style="none" fo:font-weight="normal" officeooo:rsid="00627472" officeooo:paragraph-rsid="0062fbfd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line-height="150%"/>
      <style:text-properties style:font-name="Times New Roman1" fo:font-size="14pt" fo:font-weight="bold" officeooo:rsid="0031bf73" officeooo:paragraph-rsid="0031bf73" style:font-size-asian="12.25pt" style:font-weight-asian="bold" style:font-size-complex="14pt" style:font-weight-complex="bold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text-underline-style="none" fo:font-weight="bold" style:font-weight-asian="bold" style:font-weight-complex="bold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style:font-name="Times New Roman1" officeooo:rsid="003d62ec" style:font-name-asian="Times New Roman1" style:font-name-complex="Times New Roman1"/>
    </style:style>
    <style:style style:name="T5" style:family="text">
      <style:text-properties style:font-name="Times New Roman1" officeooo:rsid="001610d6"/>
    </style:style>
    <style:style style:name="T6" style:family="text">
      <style:text-properties style:font-name="Times New Roman1" officeooo:rsid="003e8cbe"/>
    </style:style>
    <style:style style:name="T7" style:family="text">
      <style:text-properties style:font-name="Times New Roman1" officeooo:rsid="00496de7"/>
    </style:style>
    <style:style style:name="T8" style:family="text">
      <style:text-properties style:font-name="Times New Roman1" officeooo:rsid="004a4294"/>
    </style:style>
    <style:style style:name="T9" style:family="text">
      <style:text-properties style:font-name="Times New Roman1" officeooo:rsid="005f1c01"/>
    </style:style>
    <style:style style:name="T10" style:family="text">
      <style:text-properties style:text-position="sub 58%" fo:background-color="transparent" loext:char-shading-value="0"/>
    </style:style>
    <style:style style:name="T11" style:family="text">
      <style:text-properties officeooo:rsid="001610d6"/>
    </style:style>
    <style:style style:name="T12" style:family="text">
      <style:text-properties officeooo:rsid="001720a8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none" officeooo:rsid="0016d4bb"/>
    </style:style>
    <style:style style:name="T16" style:family="text">
      <style:text-properties style:text-underline-style="none" officeooo:rsid="00496de7"/>
    </style:style>
    <style:style style:name="T17" style:family="text">
      <style:text-properties style:text-underline-style="none" officeooo:rsid="00507e93"/>
    </style:style>
    <style:style style:name="T18" style:family="text">
      <style:text-properties officeooo:rsid="001ebde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1bf73" style:font-weight-asian="bold" style:font-weight-complex="bold"/>
    </style:style>
    <style:style style:name="T21" style:family="text">
      <style:text-properties fo:font-weight="bold" officeooo:rsid="004642fb" style:font-weight-asian="bold" style:font-weight-complex="bold"/>
    </style:style>
    <style:style style:name="T22" style:family="text">
      <style:text-properties officeooo:rsid="0029dcca"/>
    </style:style>
    <style:style style:name="T23" style:family="text">
      <style:text-properties officeooo:rsid="0030a335"/>
    </style:style>
    <style:style style:name="T24" style:family="text">
      <style:text-properties officeooo:rsid="0016d4bb"/>
    </style:style>
    <style:style style:name="T25" style:family="text">
      <style:text-properties officeooo:rsid="0018b797"/>
    </style:style>
    <style:style style:name="T26" style:family="text">
      <style:text-properties officeooo:rsid="00205974"/>
    </style:style>
    <style:style style:name="T27" style:family="text">
      <style:text-properties officeooo:rsid="001e08c9"/>
    </style:style>
    <style:style style:name="T28" style:family="text">
      <style:text-properties officeooo:rsid="003d62ec"/>
    </style:style>
    <style:style style:name="T29" style:family="text">
      <style:text-properties officeooo:rsid="004028e9"/>
    </style:style>
    <style:style style:name="T30" style:family="text">
      <style:text-properties officeooo:rsid="0044d36f"/>
    </style:style>
    <style:style style:name="T31" style:family="text">
      <style:text-properties officeooo:rsid="004642fb"/>
    </style:style>
    <style:style style:name="T32" style:family="text">
      <style:text-properties officeooo:rsid="004ed22f"/>
    </style:style>
    <style:style style:name="T33" style:family="text">
      <style:text-properties officeooo:rsid="00530daa"/>
    </style:style>
    <style:style style:name="T34" style:family="text">
      <style:text-properties officeooo:rsid="0054074f"/>
    </style:style>
    <style:style style:name="T35" style:family="text">
      <style:text-properties officeooo:rsid="005480cd"/>
    </style:style>
    <style:style style:name="T36" style:family="text">
      <style:text-properties officeooo:rsid="0055add1"/>
    </style:style>
    <style:style style:name="T37" style:family="text">
      <style:text-properties officeooo:rsid="005661fa"/>
    </style:style>
    <style:style style:name="T38" style:family="text">
      <style:text-properties officeooo:rsid="00586a14"/>
    </style:style>
    <style:style style:name="T39" style:family="text">
      <style:text-properties officeooo:rsid="005abfd5"/>
    </style:style>
    <style:style style:name="T40" style:family="text">
      <style:text-properties officeooo:rsid="005b5af2"/>
    </style:style>
    <style:style style:name="T41" style:family="text">
      <style:text-properties officeooo:rsid="005bf8f4"/>
    </style:style>
    <style:style style:name="T42" style:family="text">
      <style:text-properties officeooo:rsid="0061c5e5"/>
    </style:style>
    <style:style style:name="T43" style:family="text">
      <style:text-properties officeooo:rsid="00627472"/>
    </style:style>
    <style:style style:name="T44" style:family="text">
      <style:text-properties officeooo:rsid="0062fbfd"/>
    </style:style>
    <style:style style:name="T45" style:family="text">
      <style:text-properties officeooo:rsid="006431dd"/>
    </style:style>
    <style:style style:name="T46" style:family="text">
      <style:text-properties officeooo:rsid="006616d3"/>
    </style:style>
    <style:style style:name="T47" style:family="text">
      <style:text-properties officeooo:rsid="00665b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udprotokoll: <text:span text:style-name="T28">Ingwer-Ale/Waffelmania<text:tab/><text:tab/><text:tab/><text:tab/> <text:s text:c="11"/></text:span>am <text:span text:style-name="T28">19.03.2016</text:span></text:p>
      <text:p text:style-name="P7"/>
      <text:p text:style-name="P1"><text:span text:style-name="T14">Schüttung: </text:span><text:tab/><text:span text:style-name="T28">Pilsener Malz<text:tab/>1,4<text:tab/></text:span>kg<text:tab/><text:tab/><text:tab/>Gesamtschüttung:</text:p>
      <text:p text:style-name="P2"><text:tab/><text:tab/><text:span text:style-name="T28">Sauer Malz <text:tab/><text:tab/>0,1<text:tab/></text:span>kg<text:tab/><text:tab/><text:tab/><text:span text:style-name="T3">∑ = <text:tab/></text:span><text:span text:style-name="T4">1,55<text:tab/></text:span><text:span text:style-name="T3">kg</text:span></text:p>
      <text:p text:style-name="P2"><text:tab/><text:tab/><text:span text:style-name="T28">Haferflocken<text:tab/>0,05<text:tab/></text:span>kg</text:p>
      <text:p text:style-name="P3"><text:tab/><text:span text:style-name="T22">Angestrebte Stammwürze: 9 °P</text:span></text:p>
      <text:p text:style-name="P1"><text:tab/><text:tab/></text:p>
      <text:p text:style-name="P4"><text:span text:style-name="T14">Hopfung:</text:span> <text:span text:style-name="T1"><text:tab/>Bitterhopfen: </text:span><text:span text:style-name="T8">Magnum</text:span><text:span text:style-name="T1"><text:tab/></text:span><text:span text:style-name="T8">10</text:span><text:span text:style-name="T1"> g <text:s text:c="2"/></text:span><text:span text:style-name="T8">12,2</text:span><text:span text:style-name="T5"> </text:span><text:span text:style-name="T1">% α</text:span></text:p>
      <text:p text:style-name="P19"><text:tab/><text:tab/><text:tab/><text:span text:style-name="T11">Errechnete Bittere: 32 IBU</text:span></text:p>
      <text:p text:style-name="P17"/>
      <text:p text:style-name="P6"><text:span text:style-name="T2">Bierhefe:</text:span><text:span text:style-name="T1"><text:tab/></text:span><text:span text:style-name="T6">Safbrew </text:span><text:span text:style-name="T9">US-05</text:span></text:p>
      <text:p text:style-name="P8"/>
      <text:p text:style-name="P20">Maischen:</text:p>
      <text:p text:style-name="P18"/>
      <text:p text:style-name="P5"><text:span text:style-name="T1"><text:tab/></text:span><text:span text:style-name="T6">8</text:span><text:span text:style-name="T1"> l bei </text:span><text:span text:style-name="T7">64</text:span><text:span text:style-name="T1"> °C vorlegen.</text:span></text:p>
      <text:p text:style-name="P12"><text:tab/><text:span text:style-name="T12">Maltoserast für 40 Minuten von 13:10 – 13:55 Uhr.</text:span></text:p>
      <text:p text:style-name="P11"><text:tab/><text:tab/>Aufheizen auf 72 °C.</text:p>
      <text:p text:style-name="P12"><text:tab/>Amylaserast <text:span text:style-name="T18">für 60 Minuten</text:span> von <text:span text:style-name="T32">14:05 – 15:05 </text:span>Uhr.</text:p>
      <text:p text:style-name="P9"><text:tab/><text:tab/>Aufheizen auf 78 °C.</text:p>
      <text:p text:style-name="P9"><text:tab/><text:span text:style-name="T23">Jodprobe:<text:tab/>O <text:s/>positiv<text:tab/><text:tab/></text:span><text:bookmark-start text:name="__DdeLink__207_922171233"/><text:span text:style-name="T23">X</text:span><text:bookmark-end text:name="__DdeLink__207_922171233"/><text:span text:style-name="T23"> negativ</text:span></text:p>
      <text:p text:style-name="P9"><text:tab/><text:span text:style-name="T46">Inaktivierung für 10 Minuten von 15:10 – 15:20 Uhr</text:span></text:p>
      <text:p text:style-name="P13"><text:tab/>Abmaischen um <text:span text:style-name="T34">15:20 </text:span>Uhr.</text:p>
      <text:p text:style-name="P10"><text:tab/><text:span text:style-name="T13">Kommentar:<text:tab/><text:tab/></text:span><text:span text:style-name="T16">etwas grob geschrotet. </text:span><text:span text:style-name="T17">Haferflocken erst 14:40 Uhr <text:tab/><text:tab/><text:tab/>dazugegeben.</text:span></text:p>
      <text:p text:style-name="P31"/>
      <text:p text:style-name="P16"><text:span text:style-name="T20">L</text:span><text:span text:style-name="T19">äutern:</text:span></text:p>
      <text:p text:style-name="P16"><text:span text:style-name="T19"><text:tab/></text:span>von <text:span text:style-name="T35">14:30</text:span> – <text:span text:style-name="T37">16:10</text:span> Uhr.</text:p>
      <text:p text:style-name="P14"><text:tab/><text:span text:style-name="T33">1l vorgelegt.</text:span></text:p>
      <text:p text:style-name="P15"><text:span text:style-name="T24"><text:tab/><text:tab/>1. Nachguss: 3</text:span><text:span text:style-name="T15"> l.</text:span></text:p>
      <text:p text:style-name="P28"><text:tab/><text:tab/>2. Nachguss: <text:span text:style-name="T36">2,5</text:span> l.</text:p>
      <text:p text:style-name="P28"><text:tab/><text:tab/><text:tab/>Aufhacken: <text:tab/><text:span text:style-name="T37">X</text:span> <text:s/>ja<text:tab/><text:tab/>O <text:s/>nein</text:p>
      <text:p text:style-name="P23"><text:tab/><text:tab/><text:span text:style-name="T24">W</text:span>ürze: <text:span text:style-name="T40">3,5</text:span> °P bei <text:span text:style-name="T40">77 </text:span>°C =&gt; <text:span text:style-name="T41">10</text:span> °P</text:p>
      <text:p text:style-name="P23"><text:tab/><text:tab/>Glattwasser: <text:span text:style-name="T39">2</text:span> °P bei <text:span text:style-name="T40">48 </text:span>°C =&gt; <text:span text:style-name="T41">4,5</text:span> °P</text:p>
      <text:p text:style-name="P23"><text:soft-page-break/><text:tab/>Kommentar:<text:tab/><text:tab/><text:span text:style-name="T38">ca ¾ l auf den Boden gekippt.</text:span></text:p>
      <text:p text:style-name="P25"><text:span text:style-name="T19">Würzekochen:</text:span> </text:p>
      <text:p text:style-name="P25"><text:tab/><text:tab/>für <text:span text:style-name="T29">60</text:span> Minuten <text:span text:style-name="T25">von 16:25 – 17:28 Uhr.</text:span></text:p>
      <text:p text:style-name="P24"><text:tab/><text:tab/><text:span text:style-name="T30">100 g Ingwer für 15 Minuten vor Schluss zugeben.</text:span></text:p>
      <text:p text:style-name="P24"><text:tab/>Kommentar:<text:tab/><text:tab/><text:span text:style-name="T42">kein einziges mal übergekocht.</text:span></text:p>
      <text:p text:style-name="P22"><text:tab/><text:tab/><text:tab/></text:p>
      <text:p text:style-name="P21">W<text:span text:style-name="T47">h</text:span>irpoolrast:</text:p>
      <text:p text:style-name="P25"><text:tab/><text:tab/><text:span text:style-name="T45">von 17:32 – 17:55 Uhr.</text:span></text:p>
      <text:p text:style-name="P25"><text:span text:style-name="T21"><text:tab/><text:tab/></text:span><text:span text:style-name="T31">100 g Ingwer in den Whirlpool.</text:span></text:p>
      <text:p text:style-name="P27"><text:tab/>Kommentar:<text:tab/><text:tab/><text:span text:style-name="T44">NT hat einige Ingwerstückchen enthalten.</text:span></text:p>
      <text:p text:style-name="P30"><text:tab/><text:tab/><text:tab/><text:tab/>1 l Wasser in die Ausschlagwürze =&gt; 9 l</text:p>
      <text:p text:style-name="P26"><text:tab/><text:tab/><text:span text:style-name="T43">=&gt; 5 °P bei 74 °C =&gt; 11 °P</text:span></text:p>
      <text:p text:style-name="P26"><text:tab/><text:tab/><text:span text:style-name="T26">Verdünnen: (9 l * 11 °P ) / 9 °P = 11 l</text:span></text:p>
      <text:p text:style-name="P27"><text:tab/><text:tab/><text:span text:style-name="T27">Sudhausausbeute: 65 % mit 11 l.</text:span></text:p>
      <text:p text:style-name="P29"><text:tab/><text:tab/>Geschätzter Alkoholgehalt: <text:span text:style-name="T44">3,6</text:span> %Vol.</text:p>
      <text:p text:style-name="P27"><text:tab/>Hefegabe und O<text:span text:style-name="T10">2</text:span> gabe um ….......... Uh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 Condens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04T11:56:08</meta:creation-date>
    <dc:date>2016-03-19T21:33:19.783465116</dc:date>
    <meta:editing-duration>PT10H2M8S</meta:editing-duration>
    <meta:editing-cycles>88</meta:editing-cycles>
    <meta:generator>LibreOffice/5.0.5.2$Linux_X86_64 LibreOffice_project/00m0$Build-2</meta:generator>
    <meta:document-statistic meta:table-count="0" meta:image-count="0" meta:object-count="0" meta:page-count="2" meta:paragraph-count="43" meta:word-count="230" meta:character-count="1390" meta:non-whitespace-character-count="1094"/>
  </office:meta>
</office:document-meta>
</file>